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60c" officeooo:paragraph-rsid="0002860c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Open Sans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is</text:p>
      <text:p text:style-name="P1">Los chicos perdidos en el bosque <text:span text:style-name="T2">buscava</text:span><text:span text:style-name="T2"><office:annotation><dc:creator>Autor desconocido</dc:creator><dc:date>2018-05-09T23:10:04.086845542</dc:date><text:p text:style-name="P2"><text:span text:style-name="T3">Las palabras resaltadas en amarillo están mal escritas.Corregilas</text:span></text:p></office:annotation></text:span> a Peter Pan para que lo ayuden a regresar a sus casa porque estaban <text:span text:style-name="T2">empesando</text:span> a tener mucho miedo y Peter Pan que no apareció <text:span text:style-name="T2">pobes</text:span> chicos perdidos y <text:span text:style-name="T2">buscavan</text:span> y <text:span text:style-name="T2">buscavan</text:span> y de tanto buscarlo lo pudieron encontrar y los niños felices a sus casas<office:annotation><dc:creator>Autor desconocido</dc:creator><dc:date>2018-05-09T23:07:48.234077223</dc:date><text:p text:style-name="P2"><text:span text:style-name="T3">A este párrafo le faltan los signos de puntuación, fijate si podés poner comas o algún punto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23:04:33.457428700</meta:creation-date>
    <dc:date>2018-05-09T23:11:02.941421695</dc:date>
    <meta:editing-duration>PT6M30S</meta:editing-duration>
    <meta:editing-cycles>1</meta:editing-cycles>
    <meta:document-statistic meta:table-count="0" meta:image-count="0" meta:object-count="0" meta:page-count="1" meta:paragraph-count="2" meta:word-count="54" meta:character-count="288" meta:non-whitespace-character-count="236"/>
    <meta:generator>LibreOffice/5.1.6.2$Linux_X86_64 LibreOffice_project/10m0$Build-2</meta:generator>
  </office:meta>
</office:document-meta>
</file>